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7" style:family="paragraph" style:parent-style-name="Standard">
      <style:text-properties officeooo:paragraph-rsid="000e34b9"/>
    </style:style>
    <style:style style:name="P28" style:family="paragraph" style:parent-style-name="Standard">
      <style:text-properties officeooo:paragraph-rsid="000afa74"/>
    </style:style>
    <style:style style:name="P29" style:family="paragraph" style:parent-style-name="Standard">
      <style:text-properties officeooo:paragraph-rsid="0013cf80"/>
    </style:style>
    <style:style style:name="P30" style:family="paragraph" style:parent-style-name="Standard">
      <style:text-properties officeooo:paragraph-rsid="00305af5"/>
    </style:style>
    <style:style style:name="P31" style:family="paragraph" style:parent-style-name="Standard">
      <style:text-properties officeooo:paragraph-rsid="00332961"/>
    </style:style>
    <style:style style:name="P32" style:family="paragraph" style:parent-style-name="Standard">
      <style:text-properties officeooo:paragraph-rsid="00374b55"/>
    </style:style>
    <style:style style:name="P3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text-properties style:text-line-through-style="solid" style:text-line-through-type="single" officeooo:paragraph-rsid="000afa74"/>
    </style:style>
    <style:style style:name="P37" style:family="paragraph" style:parent-style-name="Standard">
      <style:text-properties officeooo:paragraph-rsid="004f86b8"/>
    </style:style>
    <style:style style:name="P38" style:family="paragraph" style:parent-style-name="Standard">
      <style:text-properties officeooo:paragraph-rsid="00600000"/>
    </style:style>
    <style:style style:name="P3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officeooo:paragraph-rsid="0066f34a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45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46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8" style:family="text">
      <style:text-properties style:font-name="Arial" fo:font-size="18pt" fo:font-style="italic" officeooo:rsid="0056ac95" style:font-size-asian="18pt" style:font-style-asian="italic" style:font-size-complex="18pt" style:font-style-complex="italic"/>
    </style:style>
    <style:style style:name="T49" style:family="text">
      <style:text-properties style:font-name="Arial" fo:font-size="18pt" fo:font-style="italic" officeooo:rsid="005d2ddd" style:font-size-asian="18pt" style:font-style-asian="italic" style:font-size-complex="18pt" style:font-style-complex="italic"/>
    </style:style>
    <style:style style:name="T50" style:family="text">
      <style:text-properties style:font-name="Arial" fo:font-size="18pt" fo:font-style="italic" officeooo:rsid="0064a365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2" style:family="text">
      <style:text-properties officeooo:rsid="000c6f4e"/>
    </style:style>
    <style:style style:name="T53" style:family="text">
      <style:text-properties officeooo:rsid="000e34b9"/>
    </style:style>
    <style:style style:name="T54" style:family="text">
      <style:text-properties officeooo:rsid="00115aa4"/>
    </style:style>
    <style:style style:name="T55" style:family="text">
      <style:text-properties officeooo:rsid="00156704"/>
    </style:style>
    <style:style style:name="T56" style:family="text">
      <style:text-properties officeooo:rsid="001bf1a4"/>
    </style:style>
    <style:style style:name="T57" style:family="text">
      <style:text-properties officeooo:rsid="001d8e3e"/>
    </style:style>
    <style:style style:name="T58" style:family="text">
      <style:text-properties officeooo:rsid="00205e12"/>
    </style:style>
    <style:style style:name="T59" style:family="text">
      <style:text-properties fo:font-weight="normal" officeooo:rsid="002a104a" style:font-weight-asian="normal" style:font-weight-complex="normal"/>
    </style:style>
    <style:style style:name="T60" style:family="text">
      <style:text-properties fo:font-weight="normal" officeooo:rsid="002ee05c" style:font-weight-asian="normal" style:font-weight-complex="normal"/>
    </style:style>
    <style:style style:name="T61" style:family="text">
      <style:text-properties fo:font-weight="normal" officeooo:rsid="00305af5" style:font-weight-asian="normal" style:font-weight-complex="normal"/>
    </style:style>
    <style:style style:name="T62" style:family="text">
      <style:text-properties fo:font-weight="normal" officeooo:rsid="0034ca76" style:font-weight-asian="normal" style:font-weight-complex="normal"/>
    </style:style>
    <style:style style:name="T63" style:family="text">
      <style:text-properties fo:font-weight="normal" officeooo:rsid="0035762b" style:font-weight-asian="normal" style:font-weight-complex="normal"/>
    </style:style>
    <style:style style:name="T64" style:family="text">
      <style:text-properties officeooo:rsid="002a104a"/>
    </style:style>
    <style:style style:name="T65" style:family="text">
      <style:text-properties officeooo:rsid="002e85f8"/>
    </style:style>
    <style:style style:name="T66" style:family="text">
      <style:text-properties officeooo:rsid="0034658c"/>
    </style:style>
    <style:style style:name="T67" style:family="text">
      <style:text-properties officeooo:rsid="00367d74"/>
    </style:style>
    <style:style style:name="T68" style:family="text">
      <style:text-properties officeooo:rsid="0036d49a"/>
    </style:style>
    <style:style style:name="T69" style:family="text">
      <style:text-properties officeooo:rsid="00374b55"/>
    </style:style>
    <style:style style:name="T70" style:family="text">
      <style:text-properties officeooo:rsid="003817fd"/>
    </style:style>
    <style:style style:name="T71" style:family="text">
      <style:text-properties officeooo:rsid="003963ec"/>
    </style:style>
    <style:style style:name="T72" style:family="text">
      <style:text-properties officeooo:rsid="003d34bd"/>
    </style:style>
    <style:style style:name="T73" style:family="text">
      <style:text-properties officeooo:rsid="003edbd2"/>
    </style:style>
    <style:style style:name="T74" style:family="text">
      <style:text-properties officeooo:rsid="004167bf"/>
    </style:style>
    <style:style style:name="T75" style:family="text">
      <style:text-properties officeooo:rsid="0044672e"/>
    </style:style>
    <style:style style:name="T76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7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officeooo:rsid="004f86b8"/>
    </style:style>
    <style:style style:name="T80" style:family="text">
      <style:text-properties officeooo:rsid="0056ac95"/>
    </style:style>
    <style:style style:name="T81" style:family="text">
      <style:text-properties officeooo:rsid="00571a5f"/>
    </style:style>
    <style:style style:name="T82" style:family="text">
      <style:text-properties officeooo:rsid="005b577b"/>
    </style:style>
    <style:style style:name="T83" style:family="text">
      <style:text-properties officeooo:rsid="005d2ddd"/>
    </style:style>
    <style:style style:name="T84" style:family="text">
      <style:text-properties officeooo:rsid="005deda8"/>
    </style:style>
    <style:style style:name="T85" style:family="text">
      <style:text-properties officeooo:rsid="0064a365"/>
    </style:style>
    <style:style style:name="T86" style:family="text">
      <style:text-properties officeooo:rsid="0065fb2f"/>
    </style:style>
    <style:style style:name="T87" style:family="text">
      <style:text-properties officeooo:rsid="0066f34a"/>
    </style:style>
    <style:style style:name="T88" style:family="text">
      <style:text-properties officeooo:rsid="0068c84d"/>
    </style:style>
    <style:style style:name="T89" style:family="text">
      <style:text-properties fo:font-weight="bold" officeooo:rsid="0068c84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8"><text:span text:style-name="T44">V</text:span><text:span text:style-name="T45">ersion 0.</text:span><text:span text:style-name="T51">6.0</text:span><text:span text:style-name="T47"> </text:span><text:span text:style-name="T46">(</text:span><text:span text:style-name="T49">May </text:span><text:span text:style-name="T50">2</text:span><text:span text:style-name="T51">6,</text:span><text:span text:style-name="T46"> 2021)</text:span></text:p>
      <text:p text:style-name="P26"/>
      <text:p text:style-name="P26"/>
      <text:p text:style-name="P2">Game<text:line-break/><text:tab/>DataModel</text:p>
      <text:p text:style-name="P3"><text:tab/><text:tab/>Instance</text:p>
      <text:p text:style-name="P3"><text:tab/><text:tab/><text:tab/><text:span text:style-name="T56">Standard Instance API:</text:span></text:p>
      <text:p text:style-name="P3"><text:tab/><text:tab/><text:tab/><text:span text:style-name="T57">Instance.GetChild(string Name);</text:span></text:p>
      <text:p text:style-name="P27"><text:span text:style-name="T2"><text:tab/><text:tab/><text:tab/></text:span><text:span text:style-name="T38">Get</text:span><text:span text:style-name="T39">s</text:span><text:span text:style-name="T38"> a child of this Instance with the </text:span><text:span text:style-name="T40">name</text:span><text:span text:style-name="T38"> Name</text:span></text:p>
      <text:p text:style-name="P27"><text:span text:style-name="T38"><text:tab/><text:tab/><text:tab/></text:span><text:span text:style-name="T15">Instance.GetFirstChildOfType(string ClassName);</text:span></text:p>
      <text:p text:style-name="P27"><text:span text:style-name="T15"><text:tab/><text:tab/><text:tab/></text:span><text:span text:style-name="T40">Gets the first child of this Instance with the ClassName ClassName.</text:span></text:p>
      <text:p text:style-name="P13"><text:tab/><text:tab/><text:tab/>Instance.GetLastChildOfType(string ClassName);</text:p>
      <text:p text:style-name="P31"><text:span text:style-name="T15"><text:tab/><text:tab/><text:tab/></text:span><text:span text:style-name="T40">Gets the last child of this Instance with the ClassName ClassName.</text:span></text:p>
      <text:p text:style-name="P3"><text:tab/><text:tab/><text:tab/><text:span text:style-name="T57">Instance.GetChildAt(int Id);</text:span></text:p>
      <text:p text:style-name="P3"><text:tab/><text:tab/><text:tab/><text:span text:style-name="T60">Get</text:span><text:span text:style-name="T61">s</text:span><text:span text:style-name="T60"> the child ID of this Instance.</text:span></text:p>
      <text:p text:style-name="P3"><text:tab/><text:tab/><text:tab/><text:span text:style-name="T57">Instance.GetFirstChild();</text:span></text:p>
      <text:p text:style-name="P3"><text:tab/><text:tab/><text:tab/><text:span text:style-name="T60">Get</text:span><text:span text:style-name="T61">s </text:span><text:span text:style-name="T60">the first child of this instance.</text:span></text:p>
      <text:p text:style-name="P3"><text:tab/><text:tab/><text:tab/><text:span text:style-name="T57">Instance.GetLastChild();</text:span></text:p>
      <text:p text:style-name="P3"><text:tab/><text:tab/><text:tab/><text:span text:style-name="T61">Gets the last child of this Instance.</text:span></text:p>
      <text:p text:style-name="P3"><text:tab/><text:tab/><text:tab/><text:span text:style-name="T57">Instance.GetParent();</text:span></text:p>
      <text:p text:style-name="P3"><text:tab/><text:tab/><text:tab/><text:span text:style-name="T61">Gets the Parent of this Instance.</text:span></text:p>
      <text:p text:style-name="P3"><text:tab/><text:tab/><text:tab/><text:span text:style-name="T57">Instance.AddChild(</text:span><text:span text:style-name="T66">Instance</text:span><text:span text:style-name="T57"> Chl);</text:span></text:p>
      <text:p text:style-name="P27"><text:span text:style-name="T2"><text:tab/><text:tab/><text:tab/></text:span><text:span text:style-name="T41">Adds the Instance </text:span><text:span text:style-name="T42">Chl</text:span><text:span text:style-name="T41"> to the children of this Instance.</text:span></text:p>
      <text:p text:style-name="P27"><text:span text:style-name="T41"><text:tab/><text:tab/><text:tab/></text:span><text:span text:style-name="T18">Instance.AddChild(string ClassName);</text:span></text:p>
      <text:p text:style-name="P23"><text:tab/><text:tab/><text:tab/>Adds a new Instance of type Lightning.Core.&lt;ClassName&gt; to the children of this Instance. </text:p>
      <text:p text:style-name="P2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7"><text:span text:style-name="T11"><text:tab/><text:tab/><text:tab/></text:span><text:span text:style-name="T42">Removes the Instance Chl from the children of this Instance.</text:span></text:p>
      <text:p text:style-name="P5"><text:span text:style-name="T57"><text:tab/><text:tab/><text:tab/>Instance.Remove</text:span><text:span text:style-name="T58">Child(string Name);</text:span></text:p>
      <text:p text:style-name="P5"><text:tab/><text:tab/><text:tab/><text:span text:style-name="T62">Removes the Instance with Name Name from the children of this Instance.</text:span></text:p>
      <text:p text:style-name="P3"><text:tab/><text:tab/><text:tab/><text:span text:style-name="T57">Instance.RemoveChildAt(int Id);</text:span></text:p>
      <text:p text:style-name="P3"><text:tab/><text:tab/><text:tab/><text:span text:style-name="T62">Removes the Instance at index Id from the children of this Instance.</text:span></text:p>
      <text:p text:style-name="P5"><text:tab/><text:tab/><text:tab/><text:span text:style-name="T58">Instance.RemoveAllChildren();</text:span></text:p>
      <text:p text:style-name="P3"><text:tab/><text:tab/><text:tab/><text:span text:style-name="T63">Removes all children of this Instance.</text:span></text:p>
      <text:p text:style-name="P25"><text:tab/><text:tab/><text:tab/><text:span text:style-name="T89">Instance.GetChildren();</text:span></text:p>
      <text:p text:style-name="P25"><text:span text:style-name="T89"><text:tab/><text:tab/><text:tab/></text:span><text:span text:style-name="T88">Returns all children of this Instnace.</text:span></text:p>
      <text:p text:style-name="P3"><text:span text:style-name="T63"><text:tab/><text:tab/><text:tab/></text:span><text:span text:style-name="T80">DataModelSerialiser</text:span></text:p>
      <text:p text:style-name="P24"><text:tab/><text:tab/><text:tab/><text:tab/><text:span text:style-name="T80">DDMS_Serialise(string Path);</text:span></text:p>
      <text:p text:style-name="P24"><text:tab/><text:tab/><text:tab/><text:tab/><text:span text:style-name="T80">DDMS_Deserialise(string Path);</text:span></text:p>
      <text:p text:style-name="P24"/>
      <text:p text:style-name="P3"><text:tab/><text:tab/><text:tab/><text:span text:style-name="T53">Service</text:span></text:p>
      <text:p text:style-name="P3"><text:tab/><text:tab/><text:tab/><text:tab/><text:span text:style-name="T53">LightingService</text:span></text:p>
      <text:p text:style-name="P3"><text:tab/><text:tab/><text:tab/><text:tab/><text:span text:style-name="T55">NetworkReplicator</text:span></text:p>
      <text:p text:style-name="P3"><text:tab/><text:tab/><text:tab/><text:tab/><text:span text:style-name="T55">NetworkService</text:span></text:p>
      <text:p text:style-name="P30"><text:span text:style-name="T2"><text:tab/><text:tab/><text:tab/><text:tab/></text:span><text:span text:style-name="T3">PhysicsService<text:line-break/><text:tab/><text:tab/><text:tab/><text:tab/>RenderService</text:span></text:p>
      <text:p text:style-name="P27"><text:span text:style-name="T3"><text:tab/><text:tab/><text:tab/><text:tab/></text:span><text:span text:style-name="T12">ScriptingService [Critical] (not sure if this should be a service?)</text:span></text:p>
      <text:p text:style-name="P27"><text:span text:style-name="T12"><text:tab/><text:tab/><text:tab/><text:tab/></text:span><text:span text:style-name="T13">SoundServic</text:span><text:span text:style-name="T31">e</text:span></text:p>
      <text:p text:style-name="P27"><text:span text:style-name="T31"><text:tab/><text:tab/><text:tab/><text:tab/><text:tab/></text:span><text:span text:style-name="T43">PlaySound(</text:span></text:p>
      <text:p text:style-name="P4"><text:tab/><text:tab/><text:tab/><text:tab/><text:span text:style-name="T64">UIService </text:span><text:span text:style-name="T59">(Iris2) </text:span></text:p>
      <text:p text:style-name="P6"><text:soft-page-break/><text:tab/><text:tab/><text:tab/><text:tab/><text:span text:style-name="T54">SettingsService</text:span></text:p>
      <text:p text:style-name="P6"><text:tab/><text:tab/><text:tab/><text:tab/></text:p>
      <text:p text:style-name="P6"><text:tab/><text:tab/><text:tab/><text:tab/><text:tab/><text:span text:style-name="T67">OnStart():</text:span></text:p>
      <text:p text:style-name="P6"><text:tab/><text:tab/><text:tab/><text:tab/><text:tab/><text:span text:style-name="T67">OnShutdown();</text:span></text:p>
      <text:p text:style-name="P35"><text:tab/><text:tab/><text:tab/><text:tab/><text:tab/><text:span text:style-name="T67">delegate OnUnexpectedShutdown(); </text:span><text:span text:style-name="T68">=&gt; Notifies SCM immediately </text:span><text:span text:style-name="T76">REPLACED WITH SERVICENOTIFICATIONS April 9, 2021</text:span></text:p>
      <text:p text:style-name="P6"><text:tab/><text:tab/><text:tab/><text:tab/><text:tab/><text:span text:style-name="T68">ServiceImportance Importance</text:span></text:p>
      <text:p text:style-name="P6"><text:tab/><text:tab/><text:tab/><text:tab/><text:tab/><text:span text:style-name="T70">OnPoll();</text:span></text:p>
      <text:p text:style-name="P8"><text:tab/><text:tab/><text:tab/><text:span text:style-name="T67">ServiceControlManager</text:span></text:p>
      <text:p text:style-name="P9"><text:tab/><text:tab/><text:tab/><text:tab/><text:span text:style-name="T69">ServiceStartResult </text:span><text:span text:style-name="T72">I</text:span><text:span text:style-name="T69">nitStartupServices(List&lt;ServiceStartupCommand&gt; StartupServices)</text:span></text:p>
      <text:p text:style-name="P32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4">Class</text:span>Name)</text:p>
      <text:p text:style-name="P32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4">IsServiceRunning(string ClassName)</text:span></text:p>
      <text:p text:style-name="P9"><text:tab/><text:tab/><text:tab/><text:span text:style-name="T81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8"><text:span text:style-name="T2"><text:tab/><text:tab/><text:tab/><text:tab/><text:tab/>[Static] Color</text:span><text:span text:style-name="T3">4</text:span><text:span text:style-name="T2">.FromRelative(string Colour);</text:span></text:p>
      <text:p text:style-name="P28"><text:span text:style-name="T2"><text:tab/><text:tab/><text:tab/><text:tab/><text:tab/>[Static] Color</text:span><text:span text:style-name="T3">4.</text:span><text:span text:style-name="T2">FromHex(string Colour);</text:span></text:p>
      <text:p text:style-name="P28"><text:span text:style-name="T2"><text:tab/><text:tab/><text:tab/><text:tab/></text:span><text:span text:style-name="T26">Control</text:span></text:p>
      <text:p text:style-name="P28"><text:span text:style-name="T26"><text:tab/><text:tab/><text:tab/><text:tab/><text:tab/>SDL.SDL_Ke</text:span><text:span text:style-name="T27">ysyn</text:span><text:span text:style-name="T26"> KeyCode { get; set; }</text:span></text:p>
      <text:p text:style-name="P28"><text:span text:style-name="T26"><text:tab/><text:tab/><text:tab/><text:tab/><text:tab/></text:span><text:span text:style-name="T28">bool IsRepeated { get; set; } </text:span></text:p>
      <text:p text:style-name="P28"><text:span text:style-name="T2"><text:tab/><text:tab/><text:tab/><text:tab/></text:span><text:span text:style-name="T6">EnumInstance</text:span></text:p>
      <text:p text:style-name="P28"><text:span text:style-name="T6"><text:tab/><text:tab/><text:tab/><text:tab/><text:tab/></text:span><text:span text:style-name="T9">EnumInstance.AddValue(string Name);</text:span></text:p>
      <text:p text:style-name="P2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8"><text:span text:style-name="T6"><text:tab/><text:tab/><text:tab/><text:tab/></text:span><text:span text:style-name="T9">Game</text:span><text:span text:style-name="T7">Metadata</text:span></text:p>
      <text:p text:style-name="P2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9"><text:span text:style-name="T7"><text:tab/><text:tab/><text:tab/><text:tab/><text:tab/></text:span><text:span text:style-name="T11">string GameMetadata.Description</text:span></text:p>
      <text:p text:style-name="P28"><text:span text:style-name="T7"><text:tab/><text:tab/><text:tab/><text:tab/><text:tab/></text:span><text:span text:style-name="T9">Game</text:span><text:span text:style-name="T7">Metadata.CreationDate</text:span></text:p>
      <text:p text:style-name="P28"><text:span text:style-name="T7"><text:tab/><text:tab/><text:tab/><text:tab/><text:tab/></text:span><text:span text:style-name="T9">Game</text:span><text:span text:style-name="T8">Metadata.LastModifiedDate</text:span></text:p>
      <text:p text:style-name="P2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3">[Operator]*</text:span></text:p>
      <text:p text:style-name="P33"><text:tab/><text:tab/><text:tab/><text:tab/><text:span text:style-name="T71">Game</text:span><text:span text:style-name="T54">Settings</text:span></text:p>
      <text:p text:style-name="P33"><text:tab/><text:tab/><text:tab/><text:tab/><text:tab/><text:tab/><text:span text:style-name="T73">GetSettingResult GetSetting(string Name);</text:span></text:p>
      <text:p text:style-name="P34"><text:tab/><text:tab/><text:tab/><text:tab/><text:tab/><text:span text:style-name="T71">GameS</text:span><text:span text:style-name="T56">etting</text:span></text:p>
      <text:p text:style-name="P34"><text:tab/><text:tab/><text:tab/><text:tab/><text:tab/><text:tab/><text:span text:style-name="T73">string GameSetting.SettingName;</text:span></text:p>
      <text:p text:style-name="P34"><text:tab/><text:tab/><text:tab/><text:tab/><text:tab/><text:tab/><text:span text:style-name="T73">Type GameSetting.SettingType;</text:span></text:p>
      <text:p text:style-name="P34"><text:tab/><text:tab/><text:tab/><text:tab/><text:tab/><text:tab/><text:span text:style-name="T73">object GameSetting.SettingValue;</text:span></text:p>
      <text:p text:style-name="P3"><text:tab/><text:tab/><text:tab/><text:tab/><text:span text:style-name="T52">PhysicalObject</text:span></text:p>
      <text:p text:style-name="P2"><text:tab/><text:tab/><text:tab/><text:tab/><text:tab/><text:span text:style-name="T52">Vector2 Position</text:span></text:p>
      <text:p text:style-name="P2"><text:tab/><text:tab/><text:tab/><text:tab/><text:tab/><text:span text:style-name="T52">Vector2 Size</text:span></text:p>
      <text:p text:style-name="P28"><text:span text:style-name="T2"><text:tab/><text:tab/><text:tab/><text:tab/><text:tab/></text:span><text:span text:style-name="T4">string </text:span><text:span text:style-name="T5">SpritePath</text:span></text:p>
      <text:p text:style-name="P28"><text:span text:style-name="T5"><text:tab/><text:tab/><text:tab/><text:tab/><text:tab/></text:span><text:span text:style-name="T36">int Zindex { get; set; } </text:span></text:p>
      <text:p text:style-name="P36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7">As of 4/11/2021 </text:span><text:span text:style-name="T78">Textures are children of PhysicalObjects.</text:span></text:p>
      <text:p text:style-name="P12"><text:tab/><text:tab/><text:tab/><text:tab/><text:tab/>Animation</text:p>
      <text:p text:style-name="P28"><text:span text:style-name="T5"><text:tab/><text:tab/><text:tab/><text:tab/><text:tab/></text:span><text:span text:style-name="T12">Font</text:span></text:p>
      <text:p text:style-name="P28"><text:span text:style-name="T12"><text:tab/><text:tab/><text:tab/><text:tab/><text:tab/><text:tab/>string FontNa</text:span><text:span text:style-name="T13">me { get; set; }</text:span></text:p>
      <text:p text:style-name="P10"><text:soft-page-break/><text:tab/><text:tab/><text:tab/><text:tab/><text:tab/><text:span text:style-name="T65">Texture</text:span></text:p>
      <text:p text:style-name="P10"><text:tab/><text:tab/><text:tab/><text:tab/><text:tab/><text:tab/><text:span text:style-name="T75">bool IsBackground { get; set; }</text:span></text:p>
      <text:p text:style-name="P28"><text:span text:style-name="T5"><text:tab/><text:tab/><text:tab/><text:tab/><text:tab/><text:tab/></text:span><text:span text:style-name="T12">TextureDisplayMode</text:span></text:p>
      <text:p text:style-name="P28"><text:span text:style-name="T12"><text:tab/><text:tab/><text:tab/><text:tab/><text:tab/><text:tab/><text:tab/>0 = </text:span><text:span text:style-name="T13">Tile</text:span></text:p>
      <text:p text:style-name="P28"><text:span text:style-name="T13"><text:tab/><text:tab/><text:tab/><text:tab/><text:tab/><text:tab/><text:tab/>1 = </text:span><text:span text:style-name="T14">Stretch</text:span></text:p>
      <text:p text:style-name="P28"><text:span text:style-name="T14"><text:tab/><text:tab/><text:tab/><text:tab/><text:tab/><text:tab/><text:tab/>2 = </text:span><text:span text:style-name="T35">Normal</text:span></text:p>
      <text:p text:style-name="P22"><text:tab/><text:tab/><text:tab/><text:tab/><text:tab/><text:tab/><text:tab/>3 = CustomTile</text:p>
      <text:p text:style-name="P22"><text:tab/><text:tab/><text:tab/><text:tab/><text:tab/><text:tab/>int CustomTileAmount { get; set; } </text:p>
      <text:p text:style-name="P28"><text:span text:style-name="T21"><text:tab/><text:tab/><text:tab/><text:tab/><text:tab/></text:span><text:span text:style-name="T22">Primitive</text:span></text:p>
      <text:p text:style-name="P37"><text:span text:style-name="T22"><text:tab/><text:tab/><text:tab/><text:tab/><text:tab/><text:tab/></text:span><text:span text:style-name="T23">Color3 Color { get; set; } </text:span></text:p>
      <text:p text:style-name="P37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8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8"><text:span text:style-name="T23"><text:tab/><text:tab/><text:tab/><text:tab/><text:tab/><text:tab/><text:tab/></text:span><text:span text:style-name="T25">(only uses Render method as of 4/13/21)</text:span></text:p>
      <text:p text:style-name="P28"><text:span text:style-name="T25"><text:tab/><text:tab/><text:tab/><text:tab/><text:tab/><text:tab/></text:span><text:span text:style-name="T27">ControllableObject</text:span></text:p>
      <text:p text:style-name="P28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8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0">CameraType CameraType { get; set; }</text:span></text:p>
      <text:p text:style-name="P28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0">CameraType</text:span></text:p>
      <text:p text:style-name="P19"><text:tab/><text:tab/><text:tab/><text:tab/><text:tab/><text:tab/><text:tab/><text:tab/><text:tab/><text:span text:style-name="T80">Free = 0</text:span></text:p>
      <text:p text:style-name="P19"><text:tab/><text:tab/><text:tab/><text:tab/><text:tab/><text:tab/><text:tab/><text:tab/><text:tab/><text:span text:style-name="T80">FollowObject = 1</text:span></text:p>
      <text:p text:style-name="P19"><text:tab/><text:tab/><text:tab/><text:tab/><text:tab/><text:tab/><text:tab/><text:tab/><text:tab/><text:span text:style-name="T80">ChaseObject = 2</text:span></text:p>
      <text:p text:style-name="P19"><text:tab/><text:tab/><text:tab/><text:tab/><text:tab/><text:tab/><text:tab/><text:tab/><text:tab/><text:span text:style-name="T80">Fixed = 3</text:span></text:p>
      <text:p text:style-name="P19"><text:tab/><text:tab/><text:tab/><text:tab/><text:tab/><text:tab/><text:tab/><text:tab/><text:tab/><text:span text:style-name="T80">[more to come]</text:span></text:p>
      <text:p text:style-name="P19"><text:tab/><text:tab/><text:tab/><text:tab/><text:tab/><text:tab/><text:tab/><text:span text:style-name="T85">Humanoid</text:span></text:p>
      <text:p text:style-name="P20"><text:tab/><text:tab/><text:tab/><text:tab/><text:tab/><text:tab/><text:tab/><text:tab/><text:span text:style-name="T85">string </text:span><text:span text:style-name="T86">Char</text:span><text:span text:style-name="T85">Name { get; set; }</text:span></text:p>
      <text:p text:style-name="P19"><text:tab/><text:tab/><text:tab/><text:tab/><text:tab/><text:tab/><text:tab/><text:tab/><text:span text:style-name="T85">int Health { get; set; }</text:span></text:p>
      <text:p text:style-name="P19"><text:tab/><text:tab/><text:tab/><text:tab/><text:tab/><text:tab/><text:tab/><text:tab/><text:span text:style-name="T85">int MaxHealth { get; set; } </text:span></text:p>
      <text:p text:style-name="P19"><text:tab/><text:tab/><text:tab/><text:tab/><text:tab/><text:tab/><text:tab/><text:tab/><text:span text:style-name="T87">bool Invincible { get; set; }</text:span></text:p>
      <text:p text:style-name="P19"><text:tab/><text:tab/><text:tab/><text:tab/><text:tab/><text:tab/><text:tab/><text:tab/><text:span text:style-name="T87">Vector2 KillPlane { get; set; }</text:span></text:p>
      <text:p text:style-name="P19"><text:tab/><text:tab/><text:tab/><text:tab/><text:tab/><text:tab/><text:tab/><text:tab/><text:span text:style-name="T87">Vector2 RespawnPoint { get; set; }</text:span></text:p>
      <text:p text:style-name="P19"><text:tab/><text:tab/><text:tab/><text:tab/><text:tab/><text:tab/><text:tab/><text:tab/><text:span text:style-name="T87">Color3 LowHealthColour { get; set; }</text:span></text:p>
      <text:p text:style-name="P43"><text:span text:style-name="T25"><text:tab/><text:tab/><text:tab/><text:tab/><text:tab/><text:tab/><text:tab/><text:tab/></text:span><text:span text:style-name="T37">Color3 MediumHealthColour { get; set; }</text:span></text:p>
      <text:p text:style-name="P40"><text:tab/><text:tab/><text:tab/><text:tab/><text:tab/><text:tab/><text:tab/><text:tab/><text:span text:style-name="T87">Color3 HighHealthColour { get; set; }</text:span></text:p>
      <text:p text:style-name="P43"><text:span text:style-name="T25"><text:tab/><text:tab/><text:tab/><text:tab/><text:tab/><text:tab/><text:tab/><text:tab/></text:span><text:span text:style-name="T37">double LowHealthThreshold <text:s/>get; set; }</text:span></text:p>
      <text:p text:style-name="P43"><text:span text:style-name="T25"><text:tab/><text:tab/><text:tab/><text:tab/><text:tab/><text:tab/><text:tab/><text:tab/></text:span><text:span text:style-name="T37">double MediumHealthThreshold { get; set; }</text:span></text:p>
      <text:p text:style-name="P43"><text:span text:style-name="T25"><text:tab/><text:tab/><text:tab/><text:tab/><text:tab/><text:tab/><text:tab/><text:tab/></text:span><text:span text:style-name="T37">double HighHealthThreshold { get; set; }</text:span></text:p>
      <text:p text:style-name="P43"><text:span text:style-name="T37"><text:tab/><text:tab/><text:tab/><text:tab/><text:tab/><text:tab/><text:tab/><text:tab/>bool DisplayName { get; set; }</text:span></text:p>
      <text:p text:style-name="P43"><text:span text:style-name="T37"><text:tab/><text:tab/><text:tab/><text:tab/><text:tab/><text:tab/><text:tab/><text:tab/>bool DisplayHealthBar { get; set; }</text:span></text:p>
      <text:p text:style-name="P43"><text:span text:style-name="T37"><text:tab/><text:tab/><text:tab/><text:tab/><text:tab/><text:tab/><text:tab/><text:tab/>int HealthBarLength { get; set; }</text:span></text:p>
      <text:p text:style-name="P43"><text:span text:style-name="T37"><text:tab/><text:tab/><text:tab/><text:tab/><text:tab/><text:tab/><text:tab/><text:tab/>Color3 HealthBarColour2 { get; set; }</text:span></text:p>
      <text:p text:style-name="P43"><text:span text:style-name="T37"><text:tab/><text:tab/><text:tab/><text:tab/><text:tab/><text:tab/><text:tab/><text:tab/>string KeyLeft { get; set; }</text:span></text:p>
      <text:p text:style-name="P43"><text:span text:style-name="T37"><text:tab/><text:tab/><text:tab/><text:tab/><text:tab/><text:tab/><text:tab/><text:tab/>string KeyRight { get; set; }</text:span></text:p>
      <text:p text:style-name="P43"><text:soft-page-break/><text:span text:style-name="T37"><text:tab/><text:tab/><text:tab/><text:tab/><text:tab/><text:tab/><text:tab/><text:tab/>string KeyJump { get; set; }</text:span></text:p>
      <text:p text:style-name="P19"><text:tab/><text:tab/><text:tab/><text:tab/><text:tab/><text:span text:style-name="T82">Sound</text:span></text:p>
      <text:p text:style-name="P28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38"><text:span text:style-name="T33"><text:tab/><text:tab/><text:tab/><text:tab/><text:tab/><text:tab/></text:span><text:span text:style-name="T32">bool Playing { get; set; }</text:span></text:p>
      <text:p text:style-name="P38"><text:span text:style-name="T32"><text:tab/><text:tab/><text:tab/><text:tab/><text:tab/><text:tab/></text:span><text:span text:style-name="T34">bool Repeat { get; set; }</text:span></text:p>
      <text:p text:style-name="P21"><text:tab/><text:tab/><text:tab/><text:tab/><text:tab/><text:tab/>double Volume { get; set; }</text:p>
      <text:p text:style-name="P21"><text:tab/><text:tab/><text:tab/><text:tab/><text:tab/><text:tab/><text:span text:style-name="T85">int LoopCount { get; set; }</text:span></text:p>
      <text:p text:style-name="P21"><text:tab/><text:tab/><text:tab/><text:tab/><text:tab/><text:tab/><text:span text:style-name="T85">SDL.SDL_Chunk ChunkPtr { get; set; }</text:span></text:p>
      <text:p text:style-name="P21"/>
      <text:p text:style-name="P21"><text:tab/><text:tab/><text:tab/><text:tab/><text:tab/><text:tab/><text:span text:style-name="T83">Sound</text:span><text:span text:style-name="T84">FX</text:span></text:p>
      <text:p text:style-name="P28"><text:span text:style-name="T33"><text:tab/><text:tab/><text:tab/><text:tab/><text:tab/><text:tab/><text:tab/></text:span><text:span text:style-name="T35">PanSoundFX</text:span></text:p>
      <text:p text:style-name="P22"><text:tab/><text:tab/><text:tab/><text:tab/><text:tab/><text:tab/><text:tab/>ReverbSoundFX<text:tab/></text:p>
      <text:p text:style-name="P22"><text:tab/><text:tab/><text:tab/><text:tab/><text:tab/><text:span text:style-name="T87">Sky</text:span></text:p>
      <text:p text:style-name="P22"/>
      <text:p text:style-name="P22"><text:tab/><text:tab/><text:tab/><text:tab/><text:tab/><text:tab/><text:tab/></text:p>
      <text:p text:style-name="P21"><text:tab/><text:tab/><text:tab/><text:tab/><text:tab/><text:tab/><text:tab/></text:p>
      <text:p text:style-name="P21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3">[Operator]+</text:span></text:p>
      <text:p text:style-name="P6"><text:tab/><text:tab/><text:tab/><text:tab/><text:tab/><text:span text:style-name="T53">[Operator]-</text:span></text:p>
      <text:p text:style-name="P7"><text:tab/><text:tab/><text:tab/><text:tab/><text:tab/><text:span text:style-name="T53">[Operator]/</text:span></text:p>
      <text:p text:style-name="P7"><text:tab/><text:tab/><text:tab/><text:tab/><text:tab/><text:span text:style-name="T79">[Operator]*</text:span></text:p>
      <text:p text:style-name="P7"><text:tab/><text:tab/><text:tab/><text:tab/><text:tab/><text:span text:style-name="T79">[Operator]=</text:span><text:span text:style-name="T80">=</text:span></text:p>
      <text:p text:style-name="P7"><text:tab/><text:tab/><text:tab/><text:tab/><text:tab/><text:span text:style-name="T80">[Operator]!=</text:span></text:p>
      <text:p text:style-name="P7"><text:tab/><text:tab/><text:tab/><text:tab/><text:span text:style-name="T66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5-26T23:08:40.355000000</dc:date>
    <meta:editing-duration>P2DT16H33M50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74" meta:word-count="612" meta:character-count="5620" meta:non-whitespace-character-count="4244"/>
  </office:meta>
</office:document-meta>
</file>